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2" style:family="paragraph" style:parent-style-name="Standard">
      <style:text-properties style:font-name="Georgia" fo:font-size="10.5pt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style:font-size-asian="14pt" style:font-size-complex="14pt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</style:style>
    <style:style style:name="P8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9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Georgia" fo:font-size="10.5pt" fo:letter-spacing="normal" fo:language="none" fo:country="none" fo:font-style="normal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3" style:family="text">
      <style:text-properties fo:font-variant="normal" fo:text-transform="none" fo:color="#000000" style:font-name="Georgia" fo:font-size="10.5pt" fo:letter-spacing="normal" fo:language="none" fo:country="none" fo:font-style="italic" fo:font-weight="normal" style:font-name-asian="Georgia" style:font-size-asian="10.5pt" style:language-asian="none" style:country-asian="none" style:font-style-asian="italic" style:font-weight-asian="normal" style:font-name-complex="Georgia" style:font-size-complex="10.5pt" style:language-complex="none" style:country-complex="none" style:font-style-complex="italic" style:font-weight-complex="normal"/>
    </style:style>
    <style:style style:name="T4" style:family="text">
      <style:text-properties fo:color="#000000" style:font-name="Georgia" fo:font-size="10.5pt" fo:language="none" fo:country="none" fo:font-weight="bold" style:font-name-asian="Georgia" style:font-size-asian="10.5pt" style:language-asian="none" style:country-asian="none" style:font-weight-asian="bold" style:font-name-complex="Georgia" style:font-size-complex="10.5pt" style:language-complex="none" style:country-complex="none" style:font-weight-complex="bold"/>
    </style:style>
    <style:style style:name="T5" style:family="text">
      <style:text-properties fo:color="#000000" style:font-name="Georgia" fo:font-size="10.5pt" fo:language="none" fo:country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6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7" style:family="text">
      <style:text-properties fo:color="#000000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8" style:family="text">
      <style:text-properties fo:color="#000000" fo:language="none" fo:country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9" style:family="text">
      <style:text-properties fo:color="#000000" fo:language="none" fo:country="none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12" style:family="text">
      <style:text-properties fo:language="none" fo:country="none" style:font-name-asian="Georgia" style:language-asian="none" style:country-asian="none" style:font-name-complex="Georgia" style:language-complex="none" style:country-complex="none"/>
    </style:style>
    <style:style style:name="T13" style:family="text">
      <style:text-properties fo:language="none" fo:country="none" style:font-name-asian="Georgia" style:language-asian="none" style:country-asian="none" style:font-style-asian="normal" style:font-name-complex="Georgia" style:language-complex="none" style:country-complex="none" style:font-style-complex="normal"/>
    </style:style>
    <style:style style:name="T14" style:family="text">
      <style:text-properties fo:language="none" fo:country="none" fo:font-style="italic" fo:font-weight="bold" style:font-name-asian="Georgia" style:language-asian="none" style:country-asian="none" style:font-style-asian="italic" style:font-weight-asian="bold" style:font-name-complex="Georgia" style:language-complex="none" style:country-complex="none" style:font-style-complex="italic" style:font-weight-complex="bold"/>
    </style:style>
    <style:style style:name="T15" style:family="text">
      <style:text-properties fo:language="en" fo:country="US" style:font-name-asian="Georgia" style:language-asian="none" style:country-asian="none" style:font-style-asian="normal" style:font-name-complex="Georgia" style:language-complex="none" style:country-complex="none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hat Can I Do?</text:span> </text:p>
      <text:p text:style-name="P2"><text:span text:style-name="T1">Read:</text:span> Mark 14:3-9</text:p>
      <text:p text:style-name="P2"><text:span text:style-name="T1">Text:</text:span> <text:span text:style-name="T8">Mark 14:8 <text:s/>“She hath done what she could...”</text:span></text:p>
      <text:p text:style-name="P1"><text:span text:style-name="T10">Introduction:</text:span> Have you ever passed by an accident or someone in trouble by the side of the road and later said something like: “I wish I would have stopped and helped?” Or “Too bad there was nothing I could do to help?” there are far too many times that someone who could help failed to help and later regretted it. <text:s/>The recent school shooting in Texas is a great example of over a dozen law enforcement officers failed to act and lives were lost as a result. <text:s/>Two Border Patrol agents got to the school and entered, accosted the suspect, and ended the tragedy. <text:s/>What was the difference between these two and the more than a dozen who waited? <text:s/>They chose to do what they could while the others waited for someone to tell them what to do. <text:s/></text:p>
      <text:p text:style-name="P1"/>
      <text:p text:style-name="P1"><text:span text:style-name="T1">Mary Magdalene:</text:span> although the scripture doesn't identify this woman; most commentators believe it to be Mary Magdalene. <text:s/>She has a reputa-tion for being sinful and the perfume that she had was very expensive. <text:s/>It is very near the time that Jesus is about to be murdered. <text:s/>The tension in town is very evident. <text:s/>The people are split over just who Jesus is but the evil crowd that this woman hangs with, most likely, have a low opinion of Jesus. <text:s/>Perhaps she is broken hearted because she perceives Him to be a wonderful man if not the Christ. <text:s/>What can she do? <text:s/>She is not trained in security or a soldier so she cannot help Him that way. <text:s/>She can anoint Him with a wonderful smelling perfume. It is the best thing in her house and so she brings her best to Jesus and He describes her action as: <text:span text:style-name="T9">“She hath done what she could...”</text:span></text:p>
      <text:p text:style-name="P1"><text:s text:c="2"/>Have you noticed that many times the greatest criticism comes from those who contribute the least to a solution? <text:s/>It is the “DO NOTHINGS” who are critical of the “DOERS.”</text:p>
      <text:p text:style-name="P6"><text:span text:style-name="T11"/></text:p>
      <text:p text:style-name="P9"><text:span text:style-name="T4">Moses:</text:span><text:span text:style-name="T5"> In Exodus 3 we read about Moses who is simply minding his business: taking a walk with his sheep following him and suddenly The <text:s/>Angel of the Lord speaks from a burning bush. <text:s/>Moses represents a lot of us with his response to the call of God. First he says: “</text:span><text:span text:style-name="T6">Who </text:span><text:span text:style-name="T7">am</text:span><text:span text:style-name="T6"> I, that I should go...</text:span><text:span text:style-name="T5">” <text:s/>It's like he's saying: “I never applied for this job...why are you calling me?” then he says: “what shall I say...?” <text:s/>He caps it off with: “...behold, they will not believe me, nor hearken unto my voice...” <text:s/>It's as if he is trying to get out of this job any way that he can. </text:span></text:p>
      <text:p text:style-name="P7"><text:span text:style-name="T5"><text:s text:c="2"/>God's response is to the point. <text:s/>He asks: “</text:span><text:span text:style-name="T2">What </text:span><text:span text:style-name="T3">is</text:span><text:span text:style-name="T2"> that in thine hand?” <text:s/>“Well Lord...it's a rod.” <text:s/>Here's the answer to Moses attempts to get out of doing God's assignment: “Use what you've got to do what I've directed.”</text:span></text:p>
      <text:p text:style-name="P7"><text:span text:style-name="T4">David vs Absalom:</text:span><text:span text:style-name="T5"> David was a complicated man. <text:s/>Through several moral failures he had become a weakened king. <text:s/>At the lowest point of his reign, his son: Absalom deposed him from his throne. <text:s/>He fled from the palace with the soldiers who remained faithful to him as well as many who still believed in him. <text:s/>He was successful in defeating Absalom and regaining the throne because some people did what they could. <text:s/>He was followed out of the city by Zadok the priest carrying the Ark of the Covenant. <text:s/>He sent him back with orders to use two boys as messengers to alert him about what was happening. <text:s/>The son of Zadok and his friend were aided by a wench and a woman in keeping David informed about Absalom's moves...they did what they could.</text:span></text:p>
      <text:p text:style-name="P8"><text:span text:style-name="T14"><text:s text:c="2"/></text:span><text:span text:style-name="T13">Hushai was a trusted </text:span><text:span text:style-name="T15">adviser</text:span><text:span text:style-name="T13"> to David. <text:s/>David sent him to be a spy pre-tending to advise Absalom as well. <text:s/>It was his advise that gave more time to David and Joab to plan strategy to defeat Absalom...he did what he could.</text:span></text:p>
      <text:p text:style-name="P8"><text:span text:style-name="T13"><text:s text:c="2"/>Ziba brought to beasts of burden loaded with bread, fruit and drinks...he did what he could.</text:span></text:p>
      <text:p text:style-name="P5"><text:span text:style-name="T12"/></text:p>
      <text:p text:style-name="P1"><text:span text:style-name="T1">In the New Testament:</text:span> <text:s/>A lad gave His lunch to Jesus and over 5000 people were fed because he did what he could.</text:p>
      <text:p text:style-name="P1"><text:s text:c="2"/>Blind Bartimaeus is brought to Jesus by people who did what they could.</text:p>
      <text:p text:style-name="P1"><text:s text:c="2"/>A paraplegic man is carried and dropped through the roof to be saved and healed by Jesus. <text:s/>These 4 men did what they could.</text:p>
      <text:p text:style-name="P1"><text:s text:c="2"/>A centurion asks Jesus to heal his servant and Jesus does because the <text:s/>centurion did what he could.</text:p>
      <text:p text:style-name="P1"><text:s text:c="2"/>A woman with an issue of blood interrupts Jesus on His way to heal someone else as she pushes her way through a crowd to touch the hem of Jesus garment. <text:s/>She is healed because she did what she could.</text:p>
      <text:p text:style-name="P1"><text:s text:c="2"/>A dead woman is raised to life because her dad came and asked Jesus to heal her. <text:s/>He did what he could.</text:p>
      <text:p text:style-name="P1"><text:s text:c="2"/>Jesus tells a man with a withered hand to stretch it out and he is healed as he does what he can.</text:p>
      <text:p text:style-name="P1"><text:s text:c="2"/>A Canaanite woman (one of those not “chosen”) cries out for healing for her demon possessed daughter and Jesus does it for her in response to her doing what she could.</text:p>
      <text:p text:style-name="P1"><text:s text:c="2"/>Multiple miracles happened because people just went into the houses of their friends and family who were sick, lame, blind and deaf. <text:s/>They dragged them to Jesus and He healed everyone.</text:p>
      <text:p text:style-name="P1"/>
      <text:p text:style-name="P1"><text:span text:style-name="T1">Conclude:</text:span> What about you? <text:s/>Are you doing what you can for the king-dom of God? <text:s/>Are you faithful in prayer? <text:s/>Telling others about Him? <text:s/>Inviting folks to church? <text:s/>Providing a meal or a hand up to someone who is down? <text:s/>The question is not are you doing it all? <text:s/>But are you doing what you ca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3</meta:editing-cycles>
    <meta:creation-date>2014-03-28T17:34:00</meta:creation-date>
    <dc:date>2022-07-29T22:44:41.09</dc:date>
    <meta:editing-duration>P2DT9H29M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21" meta:word-count="962" meta:character-count="51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